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 Mono" fo:font-size="9pt" style:font-size-asian="9pt" style:font-size-complex="9pt"/>
    </style:style>
    <style:style style:name="P2" style:family="paragraph" style:parent-style-name="Standard">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DejaVu Sans Mono" fo:font-size="9pt" style:font-name-asian="Monospace" style:font-size-asian="9pt" style:font-name-complex="Monospace" style:font-size-complex="9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DejaVu Sans Mono" fo:font-size="16pt" fo:font-weight="bold" style:font-name-asian="Monospace" style:font-size-asian="14pt" style:font-weight-asian="bold" style:font-name-complex="Monospace" style:font-size-complex="16pt" style:font-weight-complex="bold"/>
    </style:style>
    <style:style style:name="P5" style:family="paragraph" style:parent-style-name="Standard" style:list-style-name="L1">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6" style:family="paragraph" style:parent-style-name="Standard" style:list-style-name="L2">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7" style:family="paragraph" style:parent-style-name="Standard" style:list-style-name="L3">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8" style:family="paragraph" style:parent-style-name="Standard" style:list-style-name="L4">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9" style:family="paragraph" style:parent-style-name="Standard" style:list-style-name="L5">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10" style:family="paragraph" style:parent-style-name="Standard">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DejaVu Sans Mono" fo:font-size="9pt" style:font-name-asian="Monospace" style:font-size-asian="9pt" style:font-name-complex="Monospace" style:font-size-complex="9pt"/>
    </style:style>
    <style:style style:name="T1" style:family="text">
      <style:text-properties fo:color="#1a1a1a" style:text-underline-style="solid" style:text-underline-width="auto" style:text-underline-color="font-color"/>
    </style:style>
    <style:style style:name="T2" style:family="text">
      <style:text-properties fo:color="#1a1a1a"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debugger should also be able to handle functions that evaluate alternate code, such as the <text:span text:style-name="T1">args</text:span> function or the (hopefully soon-to-be) store and run functions. So I'm thinking that the window that shows the current execution stack should also show a box or something to indicate groups of items that use the same source code. When an <text:span text:style-name="T1">args</text:span> function is run, it uses separate source code, which is then shown.</text:p>
      <text:p text:style-name="P3"/>
      <text:p text:style-name="P3">How the output should be shown is another matter, though. Maybe, for functions generated by hand instead of generated by the parser, the explanation of the function should be shown instead of the function itself.</text:p>
      <text:p text:style-name="P3"/>
      <text:p text:style-name="P3">So, it seems, then, like the server should send a particular stack frame as the description of the item the frame is at, the text of the frame, the highlight positions and colors that should show up on the text, the frame's current sink, and, if the sink implements ObservableSink, the sink's current data (up to a certain amount which can be set by the debugger, say, 2048 characters).</text:p>
      <text:p text:style-name="P3"/>
      <text:p text:style-name="P3">When debugging a particular factoid (I still haven't determined how you actually tell it that you want to debug a particular factoid), there would be three buttons: step into, step over, and step out. There would also be a continue button, which stops debugging that factoid. </text:p>
      <text:p text:style-name="P3"/>
      <text:list xml:id="list885682047" text:style-name="L1">
        <text:list-item>
          <text:p text:style-name="P5">Step over is meant for when the debug point is immediately within a sequence, or when the debug point is a function argument. It advances to the next argument or item in the sequence. In the case of functions that run a particular argument over and over again, such as {{split}}, step over merely advanced to the next resolution of the argument. These essentially skip breaking at all items at a lower level within the current debug point. In any other case (including when the current debug point is the last argument in a function to be called by the function implementation or when the debug point is the last item in a sequence), step over is the same as step out.</text:p>
        </text:list-item>
        <text:list-item>
          <text:p text:style-name="P5">Step out advances up one level. It essentially skips breaking at all items in the current debug point level.</text:p>
        </text:list-item>
        <text:list-item>
          <text:p text:style-name="P5">Step down only works when the current debug point is a sequence or a function call. It steps down into the function. </text:p>
        </text:list-item>
      </text:list>
      <text:p text:style-name="P3"><text:tab/></text:p>
      <text:p text:style-name="P3">So, to summarize the behavior of these three buttons with respect to the server-side code:</text:p>
      <text:p text:style-name="P3"/>
      <text:list xml:id="list721548177" text:style-name="L2">
        <text:list-item>
          <text:p text:style-name="P6">Step over skips breaking at all points contained within the current debug point, up until executing the current debug point is over (IE so that step over will allow a particular argument to a function to be stopped multiple times if the function resolves the argument multiple times).</text:p>
        </text:list-item>
        <text:list-item>
          <text:p text:style-name="P6">Step out skips breaking at all points contained within the current debug point's parent.</text:p>
        </text:list-item>
        <text:list-item>
          <text:p text:style-name="P6">Step down does not skip any points. It simply advances to the next point, which always, if the current point is a non-empty sequence or function call, is within the current debug point.</text:p>
        </text:list-item>
      </text:list>
      <text:p text:style-name="P3"><text:tab/></text:p>
      <text:p text:style-name="P3">So, FactContext holds a reference to a DebugInstance object. A DebugInstance object should not be re-used, and, to that end, a DebugSupport object is what is passed to the context, and this object is used to construct a new DebugInstance.</text:p>
      <text:p text:style-name="P3"/>
      <text:p text:style-name="P3">There is one debugger implementation included with the <text:span text:style-name="T1">bot</text:span> (and the Fact language itself): the Wire protocol. This is the protocol that Fact Debugger (FD) uses.</text:p>
      <text:p text:style-name="P3"/>
      <text:p text:style-name="P3">The wire protocol implementation of DebugSupport doesn't actually have any built-in support for accepting sockets; it simply knows how to communicate with an instance of ClientLink. There is an implementation of ClientLink called SocketLink, but this only knows how to talk with a socket that has already been set up; it doesn't know how to set up a server socket itself.</text:p>
      <text:p text:style-name="P3"/>
      <text:p text:style-name="P3">The wire server can be configured with an Authenticator instance. The authenticator specifies a number of text fields that the wire client user must fill out and submit back. It also specifies if any of these should be shown as password fields to mask the user's input. It can also specify some instructions to display at the top of the form. When the FD user fills out this information, it is sent back to the wire server, and the wire server hands it to the authenticator, which should return a name for the connection. The authenticator can throw an AccessDeniedException to indicate that the user did not authenticate properly.</text:p>
      <text:p text:style-name="P3"/>
      <text:p text:style-name="P4">Fact Debugger</text:p>
      <text:p text:style-name="P3"/>
      <text:p text:style-name="P3">The debug client maintains a list of all factoids, factoids that are currently running, and factoids that are running and frozen. There are a total of 7 panes, besides the central pane (referred to as the Fact Text pane) which contains the current stack frame text, that are shown, the first four to the left of the central pane and the last three to the right:</text:p>
      <text:p text:style-name="P3"/>
      <text:list xml:id="list1451909319" text:style-name="L3">
        <text:list-item>
          <text:p text:style-name="P7">Facts: This pane shows a tabbed pane. Each tab represents a channel in the bot's storage list of channels, as well as a “global” tab that contains global factoids. Each factoid has a checkbox next to it that can be checked to cause the factoid to freeze whenever it is run.</text:p>
        </text:list-item>
        <text:list-item>
          <text:p text:style-name="P7">Active Facts: This pane lists factoids that are currently running, in the format “factname!user@channel invocationid”, where factname is the name of the factoid, user is the user that started it (which is the nickname in irc), channel is the channel at which the factoid was run (and is omitted if the channel is the empty string, such as when the factoid is run in a standalone interpreter, although this could be some other information such as the interpreter pid or the computer hostname), and invocationid is a unique id assigned to the factoid's invocation. Factoid invocations that are not frozen are shown as light-gray. Factoid invocations that are frozen but processing are shown as black but non-bold. Factoids that are frozen and processing are black and bold. </text:p>
        </text:list-item>
        <text:list-item>
          <text:p text:style-name="P7">Connected Users: This pane shows a list of usernames (as reported by the authentication provider) that are currently connected with a debugger.</text:p>
        </text:list-item>
        <text:list-item>
          <text:p text:style-name="P7">Stack: This shows the parsed stack of the frozen factoid currently selected in the Active Facts pane. When a particular item is clicked, the factoid sends back to the server, requesting the information for the stack, and when it receives a response it updates the Fact Text, Scoped Variables, and Sink Output panes accordingly.</text:p>
        </text:list-item>
        <text:list-item>
          <text:p text:style-name="P7">Scoped Variables: This pane shows two tabs, Local and Chain. These tabs update whenever a stack frame is received from the server. They contain the local and chain variables for any given factoid that is selected. They also allow these variables to be edited.</text:p>
        </text:list-item>
        <text:list-item>
          <text:p text:style-name="P7">Non-scoped Variables: This pane shows two tabs, Global and Persistent. These tabs show the current list of global and persistent variables. Unlike the Scoped Variables tab, these tabs update even for non-frozen factoids, and they also update when no factoids are selected. They can also be used to edit global or persistent variables, and create new variables and delete them.</text:p>
        </text:list-item>
        <text:list-item>
          <text:p text:style-name="P7">Sink Output: This shows the output of the sink that corresponds to the currently-selected stack frame, if the sink implements ObservableSink. If not, it will contain some grayed-out text notifying the user that the selected sink does not implement ObservableSink. Observable stack frames (those with Observable sinks) are shown a different color than other stack frames.</text:p>
        </text:list-item>
      </text:list>
      <text:p text:style-name="P2"/>
      <text:p text:style-name="P2">The titlebar of the frame reflects the name that the user is connected as.</text:p>
      <text:p text:style-name="P3"/>
      <text:p text:style-name="P4">Protocol</text:p>
      <text:p text:style-name="P3"/>
      <text:p text:style-name="P3">So, onto the wire protocol itself, and its syntax.</text:p>
      <text:p text:style-name="P3"/>
      <text:p text:style-name="P3">All packets are sent encoded with an XMLEncoder.</text:p>
      <text:p text:style-name="P3"/>
      <text:p text:style-name="P3">First, the server sends a VersionPacket, with its version number. This is currently 1. The client then compares it with its local version number, and if the two don't match, it immediately disconnects and tells its user that they need to upgrade or <text:span text:style-name="T2">downgrade</text:span> their debugger.</text:p>
      <text:p text:style-name="P3"/>
      <text:p text:style-name="P3">After that comes the authentication exchange, detailed more in the authenticator class.</text:p>
      <text:p text:style-name="P3"/>
      <text:p text:style-name="P3">After the connection has been established, the server drops into request mode.</text:p>
      <text:p text:style-name="P3"/>
      <text:p text:style-name="P3">In request mode, the server listens for requests. The server will always reply to a request with a single response. The server can also send notifications, which are packets sent by the server without a request causing them to be sent. Unless otherwise noted, request packet classes always end with “RequestPacket” and the corresponding response packet class always ends with “ResponsePacket”. Also unless otherwise noted, notifications that are broadcast in response to a user-created request are sent to all users including the user that made the notification-triggering request.</text:p>
      <text:p text:style-name="P3"/>
      <text:p text:style-name="P3">The request mode requests are:</text:p>
      <text:p text:style-name="P3"/>
      <text:list xml:id="list761879626" text:style-name="L4">
        <text:list-item>
          <text:p text:style-name="P8">StackFrameRequestPacket: This is sent whenever the user clicks on a particular stack frame for a factoid in the debugger. This contains the invocation id and the stack frame id. The server responds with the text of the frame, the local and chain variables for the frame, the highlight ranges and colors for the frame, and the name and contents of the sink for that frame.</text:p>
        </text:list-item>
        <text:list-item>
          <text:p text:style-name="P8">StackListRequestPacket: This is sent when an active fact is selected, and instructs the server to send the list of stack frames back. The server also sends the most recent stack frame, as if a StackFrameRequestPacket had been sent for that stack (but the response packet is present as a field on the StackFrameResponsePacket instead of as a packet that's actually sent).</text:p>
        </text:list-item>
        <text:list-item>
          <text:p text:style-name="P8">ActiveFactListRequestPacket: This asks the server to send a list of currently-active facts.</text:p>
        </text:list-item>
        <text:list-item>
          <text:p text:style-name="P8">UserListRequestPacket: This asks the server for the list of users that are currently connected with debuggers.</text:p>
        </text:list-item>
        <text:list-item>
          <text:p text:style-name="P8">FactListRequestPacket: This asks the server for the factoid list for a particular channel.</text:p>
        </text:list-item>
        <text:list-item>
          <text:p text:style-name="P8">ChannelListRequestPacket: This asks the server for a list of the channels that the bot has factoid storage for.</text:p>
        </text:list-item>
        <text:list-item>
          <text:p text:style-name="P8">VarRequestPacket: This asks the server for the value of a particular non-scoped variable.</text:p>
        </text:list-item>
        <text:list-item>
          <text:p text:style-name="P8">ScopedVarRequestPacket: This asks the server for the value of a particular scoped variable. The request includes the invocation id.</text:p>
        </text:list-item>
        <text:list-item>
          <text:p text:style-name="P8">VarSetRequestPacket: This sets the value of a non-scoped variable or deletes a non-scoped variable.</text:p>
        </text:list-item>
        <text:list-item>
          <text:p text:style-name="P8">ScopedVarSetRequestPacket: This sets the value of a scoped variable or deletes a scoped variable. The request includes the invocation id.</text:p>
        </text:list-item>
        <text:list-item>
          <text:p text:style-name="P8">FreezeOnStartRequestPacket: This sets whether or not a particular factoid's freeze-on-start flag should be set. </text:p>
        </text:list-item>
        <text:list-item>
          <text:p text:style-name="P8">StepRequestPacket: This tells the server to step over, step out of, or step into a particular factoid invocation. The factoid invocation id is included in the request.</text:p>
        </text:list-item>
      </text:list>
      <text:p text:style-name="P2"/>
      <text:p text:style-name="P2">The request mode notifications are:</text:p>
      <text:p text:style-name="P2"/>
      <text:list xml:id="list34204139" text:style-name="L5">
        <text:list-item>
          <text:p text:style-name="P9">VarChangePacket: This is sent whenever a global variable or a persistent variable is changed by some factoid. Local and chain variables are sent as part of the current stack frame; they are not sent in a notification.</text:p>
        </text:list-item>
        <text:list-item>
          <text:p text:style-name="P9">FactoidListUpdatePacket: This is sent whenever a factoid is modified in some way by the ~factoid command, or when a debug user changes whether or not the factoid will freeze on start. This includes both channel-specific and global factoids. The packet specifies whether a factoid was added, deleted, or if its freeze-on-start flag was changed.</text:p>
        </text:list-item>
        <text:list-item>
          <text:p text:style-name="P9">ActiveFactListUpdatePacket: This is sent when a factoid starts running, stops running, or changes whether or not it is currently frozen.</text:p>
        </text:list-item>
      </text:list>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8T20:08:18</meta:creation-date>
    <meta:generator>OpenOffice.org/3.0$Linux OpenOffice.org_project/300m15$Build-9379</meta:generator>
    <dc:date>2009-12-03T00:58:58</dc:date>
    <meta:editing-duration>PT24H59M57S</meta:editing-duration>
    <meta:editing-cycles>31</meta:editing-cycles>
    <meta:document-statistic meta:table-count="0" meta:image-count="0" meta:object-count="0" meta:page-count="1" meta:paragraph-count="51" meta:word-count="1847" meta:character-count="10987"/>
    <meta:user-defined meta:name="Info 1"/>
    <meta:user-defined meta:name="Info 2"/>
    <meta:user-defined meta:name="Info 3"/>
    <meta:user-defined meta:name="Info 4"/>
  </office:meta>
</office:document-meta>
</file>